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Info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Info.getInstance( Object init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Info.getClass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Info.setType( String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ataInfo.Data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Info.setValue(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ataInfo.set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